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------------------------------------------------------------</text:p>
      <text:p text:style-name="P1"># <text:s text:c="7"/>Script MySQL.</text:p>
      <text:p text:style-name="P1">#------------------------------------------------------------</text:p>
      <text:p text:style-name="P1"/>
      <text:p text:style-name="P1">#------------------------------------------------------------</text:p>
      <text:p text:style-name="P1"># Table: genreFilm</text:p>
      <text:p text:style-name="P1">#------------------------------------------------------------</text:p>
      <text:p text:style-name="P1"/>
      <text:p text:style-name="P1">CREATE TABLE genreFilm(</text:p>
      <text:p text:style-name="P1"><text:s text:c="8"/>idGenre <text:s/>Int <text:s/>Auto_increment <text:s/>NOT NULL ,</text:p>
      <text:p text:style-name="P1"><text:s text:c="8"/>nomGenre Varchar (50) NOT NULL</text:p>
      <text:p text:style-name="P1"><text:tab/>,CONSTRAINT genreFilm_PK PRIMARY KEY (idGenre)</text:p>
      <text:p text:style-name="P1">)ENGINE=InnoDB;</text:p>
      <text:p text:style-name="P1"/>
      <text:p text:style-name="P1">#------------------------------------------------------------</text:p>
      <text:p text:style-name="P1"># Table: pays</text:p>
      <text:p text:style-name="P1">#------------------------------------------------------------</text:p>
      <text:p text:style-name="P1"/>
      <text:p text:style-name="P1">CREATE TABLE pays(</text:p>
      <text:p text:style-name="P1"><text:s text:c="8"/>idPays <text:s/>Int <text:s/>Auto_increment <text:s/>NOT NULL ,</text:p>
      <text:p text:style-name="P1"><text:s text:c="8"/>nompays Varchar (50)</text:p>
      <text:p text:style-name="P1"><text:tab/>,CONSTRAINT pays_PK PRIMARY KEY (idPays)</text:p>
      <text:p text:style-name="P1">)ENGINE=InnoDB;</text:p>
      <text:p text:style-name="P1"/>
      <text:p text:style-name="P1">#------------------------------------------------------------</text:p>
      <text:p text:style-name="P1"># Table: personne</text:p>
      <text:p text:style-name="P1">#------------------------------------------------------------</text:p>
      <text:p text:style-name="P1"/>
      <text:p text:style-name="P1">CREATE TABLE personne(</text:p>
      <text:p text:style-name="P1"><text:s text:c="8"/>idPers <text:s text:c="4"/>Int <text:s/>Auto_increment <text:s/>NOT NULL ,</text:p>
      <text:p text:style-name="P1"><text:s text:c="8"/>nomPers <text:s text:c="3"/>Varchar (50) ,</text:p>
      <text:p text:style-name="P1"><text:s text:c="8"/>prenomPers Varchar (50) ,</text:p>
      <text:p text:style-name="P1"><text:s text:c="8"/>genrePers <text:s/>Varchar (10)</text:p>
      <text:p text:style-name="P1"><text:tab/>,CONSTRAINT personne_PK PRIMARY KEY (idPers)</text:p>
      <text:p text:style-name="P1">)ENGINE=InnoDB;</text:p>
      <text:p text:style-name="P1"/>
      <text:p text:style-name="P1">#------------------------------------------------------------</text:p>
      <text:p text:style-name="P1"># Table: film</text:p>
      <text:p text:style-name="P1">#------------------------------------------------------------</text:p>
      <text:p text:style-name="P1"/>
      <text:p text:style-name="P1">CREATE TABLE film(</text:p>
      <text:p text:style-name="P1"><text:s text:c="8"/>idFilm <text:s text:c="16"/>Int <text:s/>Auto_increment <text:s/>NOT NULL ,</text:p>
      <text:p text:style-name="P1"><text:s text:c="8"/>titreFilm <text:s text:c="13"/>Varchar (50) ,</text:p>
      <text:p text:style-name="P1"><text:s text:c="8"/>titreOriginalFilm <text:s text:c="5"/>Varchar (50) ,</text:p>
      <text:p text:style-name="P1"><text:s text:c="8"/>dateSortieFilm <text:s text:c="8"/>Date ,</text:p>
      <text:p text:style-name="P1"><text:s text:c="8"/>resumFilm <text:s text:c="13"/>Text ,</text:p>
      <text:p text:style-name="P1"><text:s text:c="8"/>idGenre <text:s text:c="15"/>Int NOT NULL ,</text:p>
      <text:p text:style-name="P1"><text:s text:c="8"/>idFilm_est_la_suite_de Int</text:p>
      <text:p text:style-name="P1"><text:tab/>,CONSTRAINT film_PK PRIMARY KEY (idFilm)</text:p>
      <text:p text:style-name="P1">)ENGINE=InnoDB;</text:p>
      <text:p text:style-name="P1"/>
      <text:p text:style-name="P1">#------------------------------------------------------------</text:p>
      <text:p text:style-name="P1"># Table: etre originaire de </text:p>
      <text:p text:style-name="P1">#------------------------------------------------------------</text:p>
      <text:p text:style-name="P1"/>
      <text:p text:style-name="P1">CREATE TABLE etre_originaire_de(</text:p>
      <text:p text:style-name="P1"><text:s text:c="8"/>idFilm Int NOT NULL ,</text:p>
      <text:p text:style-name="P1"><text:s text:c="8"/>idPays Int NOT NULL</text:p>
      <text:p text:style-name="P1"><text:tab/>,CONSTRAINT etre_originaire_de_PK PRIMARY KEY (idFilm,idPays)</text:p>
      <text:p text:style-name="P1">)ENGINE=InnoDB;</text:p>
      <text:p text:style-name="P1"/>
      <text:p text:style-name="P1"/>
      <text:p text:style-name="P1"/>
      <text:p text:style-name="P1"/>
      <text:p text:style-name="P1">#------------------------------------------------------------</text:p>
      <text:p text:style-name="P1"># Table: joue</text:p>
      <text:p text:style-name="P1">#------------------------------------------------------------</text:p>
      <text:p text:style-name="P1"/>
      <text:p text:style-name="P1">CREATE TABLE joue(</text:p>
      <text:p text:style-name="P1"><text:s text:c="8"/>idPers Int NOT NULL ,</text:p>
      <text:p text:style-name="P1"><text:s text:c="8"/>idFilm Int NOT NULL</text:p>
      <text:p text:style-name="P1"><text:tab/>,CONSTRAINT joue_PK PRIMARY KEY (idPers,idFilm)</text:p>
      <text:p text:style-name="P1">)ENGINE=InnoDB;</text:p>
      <text:p text:style-name="P1"/>
      <text:p text:style-name="P1">#------------------------------------------------------------</text:p>
      <text:p text:style-name="P1"># Table: realise</text:p>
      <text:p text:style-name="P1">#------------------------------------------------------------</text:p>
      <text:p text:style-name="P1"/>
      <text:p text:style-name="P1">CREATE TABLE realise(</text:p>
      <text:p text:style-name="P1"><text:soft-page-break/><text:s text:c="8"/>idPers Int NOT NULL ,</text:p>
      <text:p text:style-name="P1"><text:s text:c="8"/>idFilm Int NOT NULL</text:p>
      <text:p text:style-name="P1"><text:tab/>,CONSTRAINT realise_PK PRIMARY KEY (idPers,idFilm)</text:p>
      <text:p text:style-name="P1">)ENGINE=InnoDB;</text:p>
      <text:p text:style-name="P1"/>
      <text:p text:style-name="P1">#------------------------------------------------------------</text:p>
      <text:p text:style-name="P1"># Table: prefere</text:p>
      <text:p text:style-name="P1">#------------------------------------------------------------</text:p>
      <text:p text:style-name="P1"/>
      <text:p text:style-name="P1">CREATE TABLE prefere(</text:p>
      <text:p text:style-name="P1"><text:s text:c="8"/>idPers Int NOT NULL ,</text:p>
      <text:p text:style-name="P1"><text:s text:c="8"/>idFilm Int NOT NULL</text:p>
      <text:p text:style-name="P1"><text:tab/>,CONSTRAINT prefere_PK PRIMARY KEY (idPers,idFilm)</text:p>
      <text:p text:style-name="P1">)ENGINE=InnoDB;</text:p>
      <text:p text:style-name="P1"/>
      <text:p text:style-name="P1"/>
      <text:p text:style-name="P1"/>
      <text:p text:style-name="P1">ALTER TABLE film</text:p>
      <text:p text:style-name="P1"><text:tab/>ADD CONSTRAINT film_genreFilm0_FK</text:p>
      <text:p text:style-name="P1"><text:tab/>FOREIGN KEY (idGenre)</text:p>
      <text:p text:style-name="P1"><text:tab/>REFERENCES genreFilm(idGenre);</text:p>
      <text:p text:style-name="P1"/>
      <text:p text:style-name="P1">ALTER TABLE film</text:p>
      <text:p text:style-name="P1"><text:tab/>ADD CONSTRAINT film_film1_FK</text:p>
      <text:p text:style-name="P1"><text:tab/>FOREIGN KEY (idFilm_est_la_suite_de)</text:p>
      <text:p text:style-name="P1"><text:tab/>REFERENCES film(idFilm);</text:p>
      <text:p text:style-name="P1"/>
      <text:p text:style-name="P1">ALTER TABLE etre_originaire_de</text:p>
      <text:p text:style-name="P1"><text:tab/>ADD CONSTRAINT etre_originaire_de_film0_FK</text:p>
      <text:p text:style-name="P1"><text:tab/>FOREIGN KEY (idFilm)</text:p>
      <text:p text:style-name="P1"><text:tab/>REFERENCES film(idFilm);</text:p>
      <text:p text:style-name="P1"/>
      <text:p text:style-name="P1">ALTER TABLE etre_originaire_de</text:p>
      <text:p text:style-name="P1"><text:tab/>ADD CONSTRAINT etre_originaire_de_pays1_FK</text:p>
      <text:p text:style-name="P1"><text:tab/>FOREIGN KEY (idPays)</text:p>
      <text:p text:style-name="P1"><text:tab/>REFERENCES pays(idPays);</text:p>
      <text:p text:style-name="P1"/>
      <text:p text:style-name="P1">ALTER TABLE joue</text:p>
      <text:p text:style-name="P1"><text:tab/>ADD CONSTRAINT joue_personne0_FK</text:p>
      <text:p text:style-name="P1"><text:tab/>FOREIGN KEY (idPers)</text:p>
      <text:p text:style-name="P1"><text:tab/>REFERENCES personne(idPers);</text:p>
      <text:p text:style-name="P1"/>
      <text:p text:style-name="P1">ALTER TABLE joue</text:p>
      <text:p text:style-name="P1"><text:tab/>ADD CONSTRAINT joue_film1_FK</text:p>
      <text:p text:style-name="P1"><text:tab/>FOREIGN KEY (idFilm)</text:p>
      <text:p text:style-name="P1"><text:tab/>REFERENCES film(idFilm);</text:p>
      <text:p text:style-name="P1"/>
      <text:p text:style-name="P1">ALTER TABLE realise</text:p>
      <text:p text:style-name="P1"><text:tab/>ADD CONSTRAINT realise_personne0_FK</text:p>
      <text:p text:style-name="P1"><text:tab/>FOREIGN KEY (idPers)</text:p>
      <text:p text:style-name="P1"><text:tab/>REFERENCES personne(idPers);</text:p>
      <text:p text:style-name="P1"/>
      <text:p text:style-name="P1">ALTER TABLE realise</text:p>
      <text:p text:style-name="P1"><text:tab/>ADD CONSTRAINT realise_film1_FK</text:p>
      <text:p text:style-name="P1"><text:tab/>FOREIGN KEY (idFilm)</text:p>
      <text:p text:style-name="P1"><text:tab/>REFERENCES film(idFilm);</text:p>
      <text:p text:style-name="P1"/>
      <text:p text:style-name="P1">ALTER TABLE prefere</text:p>
      <text:p text:style-name="P1"><text:tab/>ADD CONSTRAINT prefere_personne0_FK</text:p>
      <text:p text:style-name="P1"><text:tab/>FOREIGN KEY (idPers)</text:p>
      <text:p text:style-name="P1"><text:tab/>REFERENCES personne(idPers);</text:p>
      <text:p text:style-name="P1"/>
      <text:p text:style-name="P1">ALTER TABLE prefere</text:p>
      <text:p text:style-name="P1"><text:tab/>ADD CONSTRAINT prefere_film1_FK</text:p>
      <text:p text:style-name="P1"><text:tab/>FOREIGN KEY (idFilm)</text:p>
      <text:p text:style-name="P1"><text:tab/>REFERENCES film(idFilm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3:44:37.007437650</meta:creation-date>
    <dc:date>2018-11-30T13:53:04.048369217</dc:date>
    <meta:editing-duration>PT8M27S</meta:editing-duration>
    <meta:editing-cycles>1</meta:editing-cycles>
    <meta:document-statistic meta:table-count="0" meta:image-count="0" meta:object-count="0" meta:page-count="2" meta:paragraph-count="114" meta:word-count="329" meta:character-count="3812" meta:non-whitespace-character-count="3279"/>
    <meta:generator>LibreOffice/6.0.6.2$Linux_X86_64 LibreOffice_project/00m0$Build-2</meta:generator>
  </office:meta>
</office:document-meta>
</file>